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c093f" officeooo:paragraph-rsid="001c093f"/>
    </style:style>
    <style:style style:name="P2" style:family="paragraph" style:parent-style-name="Footer">
      <style:text-properties fo:font-size="8pt" style:font-size-asian="8pt" style:font-size-complex="8pt"/>
    </style:style>
    <style:style style:name="P3" style:family="paragraph" style:parent-style-name="Standard">
      <style:text-properties fo:font-weight="normal" officeooo:rsid="000d36ac" officeooo:paragraph-rsid="000e0c73" style:font-weight-asian="normal" style:font-weight-complex="normal"/>
    </style:style>
    <style:style style:name="P4" style:family="paragraph" style:parent-style-name="Standard">
      <style:text-properties fo:font-weight="normal" officeooo:rsid="000e0c73" officeooo:paragraph-rsid="000e0c73" style:font-weight-asian="normal" style:font-weight-complex="normal"/>
    </style:style>
    <style:style style:name="P5" style:family="paragraph" style:parent-style-name="Standard">
      <style:text-properties fo:font-weight="normal" officeooo:rsid="000f7c98" officeooo:paragraph-rsid="000f7c98" style:font-weight-asian="normal" style:font-weight-complex="normal"/>
    </style:style>
    <style:style style:name="P6" style:family="paragraph" style:parent-style-name="Standard">
      <style:text-properties fo:font-weight="normal" officeooo:rsid="000fcaee" officeooo:paragraph-rsid="000fcaee" style:font-weight-asian="normal" style:font-weight-complex="normal"/>
    </style:style>
    <style:style style:name="P7" style:family="paragraph" style:parent-style-name="Standard">
      <style:text-properties fo:font-weight="normal" officeooo:rsid="0020972a" officeooo:paragraph-rsid="0020972a" style:font-weight-asian="normal" style:font-weight-complex="normal"/>
    </style:style>
    <style:style style:name="P8" style:family="paragraph" style:parent-style-name="Standard">
      <style:text-properties fo:font-weight="bold" officeooo:rsid="000e0c73" officeooo:paragraph-rsid="000e0c73" style:font-weight-asian="bold" style:font-weight-complex="bold"/>
    </style:style>
    <style:style style:name="P9" style:family="paragraph" style:parent-style-name="Standard">
      <style:text-properties fo:font-weight="bold" officeooo:rsid="000f7c98" officeooo:paragraph-rsid="000f7c98" style:font-weight-asian="bold" style:font-weight-complex="bold"/>
    </style:style>
    <style:style style:name="P10" style:family="paragraph" style:parent-style-name="Standard">
      <style:text-properties fo:font-weight="bold" officeooo:rsid="0020972a" officeooo:paragraph-rsid="0020972a" style:font-weight-asian="bold" style:font-weight-complex="bold"/>
    </style:style>
    <style:style style:name="P11" style:family="paragraph" style:parent-style-name="Standard">
      <style:text-properties fo:font-weight="bold" officeooo:rsid="0021b648" officeooo:paragraph-rsid="0021b648" style:font-weight-asian="bold" style:font-weight-complex="bold"/>
    </style:style>
    <style:style style:name="P12" style:family="paragraph" style:parent-style-name="Standard">
      <style:text-properties style:text-underline-style="solid" style:text-underline-width="auto" style:text-underline-color="font-color" fo:font-weight="normal" officeooo:rsid="0010ed24" officeooo:paragraph-rsid="0010ed24" style:font-weight-asian="normal" style:font-weight-complex="normal"/>
    </style:style>
    <style:style style:name="P13" style:family="paragraph" style:parent-style-name="Standard">
      <style:text-properties style:text-underline-style="none" fo:font-weight="normal" officeooo:rsid="0010ed24" officeooo:paragraph-rsid="00125378" style:font-weight-asian="normal" style:font-weight-complex="normal"/>
    </style:style>
    <style:style style:name="P14" style:family="paragraph" style:parent-style-name="Standard">
      <style:paragraph-properties fo:text-align="center" style:justify-single-word="false"/>
      <style:text-properties fo:color="#ff0000" fo:font-size="20pt" fo:font-style="italic" fo:font-weight="normal" officeooo:rsid="000d36ac" officeooo:paragraph-rsid="000d36ac" style:font-size-asian="17.5pt" style:font-style-asian="italic" style:font-weight-asian="normal" style:font-size-complex="20pt" style:font-style-complex="italic" style:font-weight-complex="normal"/>
    </style:style>
    <style:style style:name="P15" style:family="paragraph" style:parent-style-name="Standard">
      <style:paragraph-properties fo:text-align="center" style:justify-single-word="false"/>
      <style:text-properties fo:color="#ff0000" fo:font-size="20pt" fo:font-style="italic" fo:font-weight="normal" officeooo:rsid="001c093f" officeooo:paragraph-rsid="001c093f" style:font-size-asian="20pt" style:font-style-asian="italic" style:font-weight-asian="normal" style:font-size-complex="20pt" style:font-style-complex="italic" style:font-weight-complex="normal"/>
    </style:style>
    <style:style style:name="P16" style:family="paragraph" style:parent-style-name="Standard">
      <loext:graphic-properties draw:fill="none"/>
      <style:paragraph-properties fo:margin-left="0.801cm" fo:margin-right="0cm" fo:text-indent="-0.7cm" style:auto-text-indent="false" fo:background-color="transparent">
        <style:tab-stops>
          <style:tab-stop style:position="0.312cm"/>
        </style:tab-stops>
      </style:paragraph-properties>
      <style:text-properties officeooo:rsid="001661b0" officeooo:paragraph-rsid="001661b0"/>
    </style:style>
    <style:style style:name="P17" style:family="paragraph" style:parent-style-name="Standard">
      <loext:graphic-properties draw:fill="none"/>
      <style:paragraph-properties fo:margin-left="0cm" fo:margin-right="0cm" fo:text-indent="0cm" style:auto-text-indent="false" fo:background-color="transparent">
        <style:tab-stops>
          <style:tab-stop style:position="0.312cm"/>
        </style:tab-stops>
      </style:paragraph-properties>
      <style:text-properties fo:font-weight="normal" officeooo:rsid="001c093f" officeooo:paragraph-rsid="001c093f" style:font-weight-asian="normal" style:font-weight-complex="normal"/>
    </style:style>
    <style:style style:name="P18" style:family="paragraph" style:parent-style-name="Standard">
      <loext:graphic-properties draw:fill="none"/>
      <style:paragraph-properties fo:margin-left="0cm" fo:margin-right="0cm" fo:text-indent="0cm" style:auto-text-indent="false" fo:background-color="transparent">
        <style:tab-stops>
          <style:tab-stop style:position="-0.697cm"/>
        </style:tab-stops>
      </style:paragraph-properties>
      <style:text-properties officeooo:rsid="001743fe" officeooo:paragraph-rsid="001743fe"/>
    </style:style>
    <style:style style:name="P19" style:family="paragraph" style:parent-style-name="Standard" style:master-page-name="">
      <loext:graphic-properties draw:fill="none"/>
      <style:paragraph-properties fo:margin-left="0cm" fo:margin-right="0cm" fo:text-indent="0cm" style:auto-text-indent="false" style:page-number="auto" fo:background-color="transparent">
        <style:tab-stops>
          <style:tab-stop style:position="-0.697cm"/>
        </style:tab-stops>
      </style:paragraph-properties>
      <style:text-properties officeooo:rsid="001743fe" officeooo:paragraph-rsid="001743fe"/>
    </style:style>
    <style:style style:name="P20" style:family="paragraph" style:parent-style-name="Standard">
      <style:text-properties fo:font-weight="bold" officeooo:rsid="000d36ac" officeooo:paragraph-rsid="000d36ac" style:font-weight-asian="bold" style:font-weight-complex="bold"/>
    </style:style>
    <style:style style:name="P21" style:family="paragraph" style:parent-style-name="Standard">
      <style:text-properties fo:font-weight="bold" officeooo:rsid="001f3121" officeooo:paragraph-rsid="001f3121" style:font-weight-asian="bold" style:font-weight-complex="bold"/>
    </style:style>
    <style:style style:name="P22" style:family="paragraph" style:parent-style-name="Standard" style:list-style-name="L2">
      <loext:graphic-properties draw:fill="none"/>
      <style:paragraph-properties fo:background-color="transparent">
        <style:tab-stops>
          <style:tab-stop style:position="0.312cm"/>
        </style:tab-stops>
      </style:paragraph-properties>
      <style:text-properties fo:font-weight="normal" officeooo:rsid="001db02f" officeooo:paragraph-rsid="001db02f" style:font-weight-asian="normal" style:font-weight-complex="normal"/>
    </style:style>
    <style:style style:name="P23" style:family="paragraph" style:parent-style-name="Standard" style:list-style-name="L3">
      <style:text-properties fo:font-weight="normal" officeooo:rsid="000e0c73" officeooo:paragraph-rsid="000e0c73" style:font-weight-asian="normal" style:font-weight-complex="normal"/>
    </style:style>
    <style:style style:name="P24" style:family="paragraph" style:parent-style-name="Standard" style:list-style-name="L3">
      <style:text-properties fo:font-weight="normal" officeooo:rsid="0010ed24" officeooo:paragraph-rsid="0010ed24" style:font-weight-asian="normal" style:font-weight-complex="normal"/>
    </style:style>
    <style:style style:name="P25" style:family="paragraph" style:parent-style-name="Standard" style:list-style-name="L4">
      <style:text-properties fo:font-weight="normal" officeooo:rsid="001f3121" officeooo:paragraph-rsid="001f3121" style:font-weight-asian="normal" style:font-weight-complex="normal"/>
    </style:style>
    <style:style style:name="P26" style:family="paragraph" style:parent-style-name="Standard" style:list-style-name="L4">
      <style:text-properties fo:font-weight="normal" officeooo:rsid="001f3ab6" officeooo:paragraph-rsid="001f3ab6" style:font-weight-asian="normal" style:font-weight-complex="normal"/>
    </style:style>
    <style:style style:name="P27" style:family="paragraph" style:parent-style-name="Standard" style:list-style-name="L4">
      <style:text-properties fo:font-weight="normal" officeooo:rsid="002070b6" officeooo:paragraph-rsid="002070b6" style:font-weight-asian="normal" style:font-weight-complex="normal"/>
    </style:style>
    <style:style style:name="P28" style:family="paragraph" style:parent-style-name="Standard">
      <style:text-properties fo:font-weight="normal" officeooo:rsid="002070b6" officeooo:paragraph-rsid="002070b6" style:font-weight-asian="normal" style:font-weight-complex="normal"/>
    </style:style>
    <style:style style:name="P29" style:family="paragraph" style:parent-style-name="Standard">
      <style:text-properties fo:font-weight="normal" officeooo:rsid="0020972a" officeooo:paragraph-rsid="0020972a" style:font-weight-asian="normal" style:font-weight-complex="normal"/>
    </style:style>
    <style:style style:name="P30" style:family="paragraph" style:parent-style-name="Standard">
      <style:text-properties fo:font-weight="normal" officeooo:rsid="002486c1" officeooo:paragraph-rsid="002486c1" style:font-weight-asian="normal" style:font-weight-complex="normal"/>
    </style:style>
    <style:style style:name="P31" style:family="paragraph" style:parent-style-name="Standard">
      <style:text-properties fo:font-weight="normal" officeooo:rsid="002604de" officeooo:paragraph-rsid="002604de" style:font-weight-asian="normal" style:font-weight-complex="normal"/>
    </style:style>
    <style:style style:name="P32" style:family="paragraph" style:parent-style-name="Standard" style:list-style-name="L2">
      <loext:graphic-properties draw:fill="none"/>
      <style:paragraph-properties fo:background-color="transparent">
        <style:tab-stops>
          <style:tab-stop style:position="0.312cm"/>
        </style:tab-stops>
      </style:paragraph-properties>
      <style:text-properties style:text-underline-style="none" fo:font-weight="normal" officeooo:rsid="001db02f" officeooo:paragraph-rsid="001db02f" style:font-weight-asian="normal" style:font-weight-complex="normal"/>
    </style:style>
    <style:style style:name="P33" style:family="paragraph" style:parent-style-name="Standard" style:list-style-name="L2">
      <loext:graphic-properties draw:fill="none"/>
      <style:paragraph-properties fo:background-color="transparent">
        <style:tab-stops>
          <style:tab-stop style:position="0.312cm"/>
        </style:tab-stops>
      </style:paragraph-properties>
      <style:text-properties fo:font-style="normal" style:text-underline-style="none" fo:font-weight="normal" officeooo:rsid="001db02f" officeooo:paragraph-rsid="001db02f" style:font-style-asian="normal" style:font-weight-asian="normal" style:font-style-complex="normal" style:font-weight-complex="normal"/>
    </style:style>
    <style:style style:name="P34" style:family="paragraph" style:parent-style-name="Standard" style:list-style-name="L2">
      <loext:graphic-properties draw:fill="none"/>
      <style:paragraph-properties fo:background-color="transparent">
        <style:tab-stops>
          <style:tab-stop style:position="0.312cm"/>
        </style:tab-stops>
      </style:paragraph-properties>
      <style:text-properties fo:font-style="normal" style:text-underline-style="none" fo:font-weight="normal" officeooo:rsid="001e36c6" officeooo:paragraph-rsid="001e36c6" style:font-style-asian="normal" style:font-weight-asian="normal" style:font-style-complex="normal" style:font-weight-complex="normal"/>
    </style:style>
    <style:style style:name="P35" style:family="paragraph" style:parent-style-name="Standard" style:list-style-name="L2">
      <loext:graphic-properties draw:fill="none"/>
      <style:paragraph-properties fo:background-color="transparent">
        <style:tab-stops>
          <style:tab-stop style:position="0.312cm"/>
        </style:tab-stops>
      </style:paragraph-properties>
      <style:text-properties fo:font-style="normal" style:text-underline-style="none" fo:font-weight="normal" officeooo:rsid="001f3121" officeooo:paragraph-rsid="001f3121" style:font-style-asian="normal" style:font-weight-asian="normal" style:font-style-complex="normal" style:font-weight-complex="normal"/>
    </style:style>
    <style:style style:name="P36" style:family="paragraph" style:parent-style-name="Standard" style:list-style-name="L4">
      <style:text-properties officeooo:rsid="001f3ab6" officeooo:paragraph-rsid="001f3ab6"/>
    </style:style>
    <style:style style:name="P37" style:family="paragraph" style:parent-style-name="Standard" style:list-style-name="L4">
      <style:text-properties officeooo:rsid="002070b6" officeooo:paragraph-rsid="002070b6"/>
    </style:style>
    <style:style style:name="P38" style:family="paragraph" style:parent-style-name="Standard" style:list-style-name="L1" style:master-page-name="">
      <loext:graphic-properties draw:fill="none"/>
      <style:paragraph-properties fo:margin-left="0.801cm" fo:margin-right="0cm" fo:text-indent="-0.7cm" style:auto-text-indent="false" style:page-number="auto" fo:background-color="transparent">
        <style:tab-stops>
          <style:tab-stop style:position="0.312cm"/>
        </style:tab-stops>
      </style:paragraph-properties>
      <style:text-properties officeooo:paragraph-rsid="00125378"/>
    </style:style>
    <style:style style:name="P39" style:family="paragraph" style:parent-style-name="Standard" style:list-style-name="L1" style:master-page-name="">
      <loext:graphic-properties draw:fill="none"/>
      <style:paragraph-properties fo:margin-left="0.801cm" fo:margin-right="0cm" fo:text-indent="-0.7cm" style:auto-text-indent="false" style:page-number="auto" fo:background-color="transparent">
        <style:tab-stops>
          <style:tab-stop style:position="0.312cm"/>
        </style:tab-stops>
      </style:paragraph-properties>
      <style:text-properties style:text-underline-style="none" fo:font-weight="normal" officeooo:rsid="0015ee68" officeooo:paragraph-rsid="0015ee68" style:font-weight-asian="normal" style:font-weight-complex="normal"/>
    </style:style>
    <style:style style:name="P40" style:family="paragraph" style:parent-style-name="Standard" style:list-style-name="L1">
      <loext:graphic-properties draw:fill="none"/>
      <style:paragraph-properties fo:margin-left="0.801cm" fo:margin-right="0cm" fo:text-indent="-0.7cm" style:auto-text-indent="false" fo:background-color="transparent">
        <style:tab-stops>
          <style:tab-stop style:position="0.312cm"/>
        </style:tab-stops>
      </style:paragraph-properties>
      <style:text-properties officeooo:rsid="00125378" officeooo:paragraph-rsid="00125378"/>
    </style:style>
    <style:style style:name="P41" style:family="paragraph" style:parent-style-name="Standard" style:list-style-name="L1">
      <loext:graphic-properties draw:fill="none"/>
      <style:paragraph-properties fo:margin-left="0.801cm" fo:margin-right="0cm" fo:text-indent="-0.7cm" style:auto-text-indent="false" fo:background-color="transparent">
        <style:tab-stops>
          <style:tab-stop style:position="0.312cm"/>
        </style:tab-stops>
      </style:paragraph-properties>
      <style:text-properties style:text-underline-style="none" fo:font-weight="normal" officeooo:rsid="0015d209" officeooo:paragraph-rsid="0015d209" style:font-weight-asian="normal" style:font-weight-complex="normal"/>
    </style:style>
    <style:style style:name="P42" style:family="paragraph" style:parent-style-name="Standard" style:list-style-name="L1">
      <loext:graphic-properties draw:fill="none"/>
      <style:paragraph-properties fo:margin-left="0.801cm" fo:margin-right="0cm" fo:text-indent="-0.7cm" style:auto-text-indent="false" fo:background-color="transparent">
        <style:tab-stops>
          <style:tab-stop style:position="0.312cm"/>
        </style:tab-stops>
      </style:paragraph-properties>
      <style:text-properties style:text-underline-style="none" fo:font-weight="normal" officeooo:rsid="0015ee68" officeooo:paragraph-rsid="0015ee68" style:font-weight-asian="normal" style:font-weight-complex="normal"/>
    </style:style>
    <style:style style:name="P43" style:family="paragraph" style:parent-style-name="Standard" style:list-style-name="L1">
      <loext:graphic-properties draw:fill="none"/>
      <style:paragraph-properties fo:margin-left="0.801cm" fo:margin-right="0cm" fo:text-indent="-0.7cm" style:auto-text-indent="false" fo:background-color="transparent">
        <style:tab-stops>
          <style:tab-stop style:position="0.312cm"/>
        </style:tab-stops>
      </style:paragraph-properties>
      <style:text-properties style:text-underline-style="none" fo:font-weight="normal" officeooo:rsid="001661b0" officeooo:paragraph-rsid="001661b0" style:font-weight-asian="normal" style:font-weight-complex="normal"/>
    </style:style>
    <style:style style:name="P44" style:family="paragraph" style:parent-style-name="Standard" style:list-style-name="L1">
      <loext:graphic-properties draw:fill="none"/>
      <style:paragraph-properties fo:margin-left="0.801cm" fo:margin-right="0cm" fo:text-indent="-0.7cm" style:auto-text-indent="false" fo:background-color="transparent">
        <style:tab-stops>
          <style:tab-stop style:position="0.312cm"/>
        </style:tab-stops>
      </style:paragraph-properties>
      <style:text-properties officeooo:rsid="0015ee68" officeooo:paragraph-rsid="0015ee68"/>
    </style:style>
    <style:style style:name="P45" style:family="paragraph" style:parent-style-name="Standard" style:list-style-name="L1">
      <loext:graphic-properties draw:fill="none"/>
      <style:paragraph-properties fo:margin-left="0.801cm" fo:margin-right="0cm" fo:text-indent="-0.7cm" style:auto-text-indent="false" fo:background-color="transparent">
        <style:tab-stops>
          <style:tab-stop style:position="0.312cm"/>
        </style:tab-stops>
      </style:paragraph-properties>
      <style:text-properties officeooo:rsid="001661b0" officeooo:paragraph-rsid="001661b0"/>
    </style:style>
    <style:style style:name="P46" style:family="paragraph" style:parent-style-name="Standard" style:list-style-name="L1">
      <loext:graphic-properties draw:fill="none"/>
      <style:paragraph-properties fo:margin-left="0.101cm" fo:margin-right="0cm" fo:text-indent="0cm" style:auto-text-indent="false" fo:background-color="transparent">
        <style:tab-stops>
          <style:tab-stop style:position="0.312cm"/>
        </style:tab-stops>
      </style:paragraph-properties>
      <style:text-properties style:text-underline-style="solid" style:text-underline-width="auto" style:text-underline-color="font-color" fo:font-weight="normal" officeooo:rsid="0015ee68" officeooo:paragraph-rsid="0015ee68" style:font-weight-asian="normal" style:font-weight-complex="normal"/>
    </style:style>
    <style:style style:name="P47" style:family="paragraph" style:parent-style-name="Standard" style:list-style-name="L1">
      <loext:graphic-properties draw:fill="none"/>
      <style:paragraph-properties fo:margin-left="0.101cm" fo:margin-right="0cm" fo:text-indent="0cm" style:auto-text-indent="false" fo:background-color="transparent">
        <style:tab-stops>
          <style:tab-stop style:position="0.312cm"/>
        </style:tab-stops>
      </style:paragraph-properties>
      <style:text-properties style:text-underline-style="none" fo:font-weight="normal" officeooo:rsid="0015ee68" officeooo:paragraph-rsid="0015ee68" style:font-weight-asian="normal" style:font-weight-complex="normal"/>
    </style:style>
    <style:style style:name="P48" style:family="paragraph" style:parent-style-name="Standard">
      <loext:graphic-properties draw:fill="none"/>
      <style:paragraph-properties fo:margin-left="0cm" fo:margin-right="0cm" fo:text-indent="0cm" style:auto-text-indent="false" fo:background-color="transparent">
        <style:tab-stops>
          <style:tab-stop style:position="-0.697cm"/>
        </style:tab-stops>
      </style:paragraph-properties>
      <style:text-properties style:text-underline-style="none" fo:font-weight="normal" officeooo:rsid="0015ee68" officeooo:paragraph-rsid="001743fe" style:font-weight-asian="normal" style:font-weight-complex="normal"/>
    </style:style>
    <style:style style:name="P49" style:family="paragraph" style:parent-style-name="Standard">
      <loext:graphic-properties draw:fill="none"/>
      <style:paragraph-properties fo:margin-left="0cm" fo:margin-right="0cm" fo:text-indent="0cm" style:auto-text-indent="false" fo:background-color="transparent">
        <style:tab-stops>
          <style:tab-stop style:position="0.312cm"/>
        </style:tab-stops>
      </style:paragraph-properties>
      <style:text-properties style:text-underline-style="none" fo:font-weight="normal" officeooo:rsid="0015ee68" officeooo:paragraph-rsid="0015ee68" style:font-weight-asian="normal" style:font-weight-complex="normal"/>
    </style:style>
    <style:style style:name="P50" style:family="paragraph" style:parent-style-name="Standard">
      <loext:graphic-properties draw:fill="none"/>
      <style:paragraph-properties fo:margin-left="0cm" fo:margin-right="0cm" fo:text-indent="0cm" style:auto-text-indent="false" fo:background-color="transparent">
        <style:tab-stops>
          <style:tab-stop style:position="0.312cm"/>
        </style:tab-stops>
      </style:paragraph-properties>
      <style:text-properties style:text-underline-style="none" fo:font-weight="normal" officeooo:rsid="001c093f" officeooo:paragraph-rsid="001c093f" style:font-weight-asian="normal" style:font-weight-complex="normal"/>
    </style:style>
    <style:style style:name="P51" style:family="paragraph" style:parent-style-name="Standard">
      <loext:graphic-properties draw:fill="none"/>
      <style:paragraph-properties fo:margin-left="0cm" fo:margin-right="0cm" fo:text-indent="0cm" style:auto-text-indent="false" fo:background-color="transparent">
        <style:tab-stops>
          <style:tab-stop style:position="0.312cm"/>
        </style:tab-stops>
      </style:paragraph-properties>
      <style:text-properties style:text-underline-style="none" fo:font-weight="bold" officeooo:rsid="001c093f" officeooo:paragraph-rsid="001c093f" style:font-weight-asian="bold" style:font-weight-complex="bold"/>
    </style:style>
    <style:style style:name="T1" style:family="text">
      <style:text-properties officeooo:rsid="001815d6"/>
    </style:style>
    <style:style style:name="T2" style:family="text">
      <style:text-properties officeooo:rsid="000e0c73"/>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text-underline-style="none" style:font-style-asian="normal" style:font-style-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10ed24" style:font-weight-asian="normal" style:font-weight-complex="normal"/>
    </style:style>
    <style:style style:name="T10" style:family="text">
      <style:text-properties style:text-underline-style="none" fo:font-weight="normal" officeooo:rsid="0013e176" style:font-weight-asian="normal" style:font-weight-complex="normal"/>
    </style:style>
    <style:style style:name="T11" style:family="text">
      <style:text-properties style:text-underline-style="none" fo:font-weight="normal" officeooo:rsid="001661b0" style:font-weight-asian="normal" style:font-weight-complex="normal"/>
    </style:style>
    <style:style style:name="T12" style:family="text">
      <style:text-properties officeooo:rsid="0010ed24"/>
    </style:style>
    <style:style style:name="T13" style:family="text">
      <style:text-properties officeooo:rsid="00125378"/>
    </style:style>
    <style:style style:name="T14" style:family="text">
      <style:text-properties fo:font-weight="normal" style:font-weight-asian="normal" style:font-weight-complex="normal"/>
    </style:style>
    <style:style style:name="T15" style:family="text">
      <style:text-properties fo:font-weight="normal" officeooo:rsid="001f3121" style:font-weight-asian="normal" style:font-weight-complex="normal"/>
    </style:style>
    <style:style style:name="T16" style:family="text">
      <style:text-properties officeooo:rsid="001ac303"/>
    </style:style>
    <style:style style:name="T17" style:family="text">
      <style:text-properties officeooo:rsid="0020972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iconoscimento di una griglia di gioco</text:p>
      <text:p text:style-name="P15">OpenCv</text:p>
      <text:p text:style-name="Standard"/>
      <text:p text:style-name="P20"/>
      <text:p text:style-name="P20">Problema</text:p>
      <text:p text:style-name="P3">L’ obbiettivo di questo progetto consiste nel riconoscimento di una griglia di gioco stile quella del sudoku, dove le celle sono di colore uniforme e non a scacchi. <text:span text:style-name="T2">L’applicativo deve successivamente</text:span> estrarne dei dati come per esempio la cifra o la pedina presente in ogni cella per poterli memorizzare <text:span text:style-name="T2">e/o elaborare</text:span>.</text:p>
      <text:p text:style-name="P3"/>
      <text:p text:style-name="P8">Obbiettivo del programma</text:p>
      <text:p text:style-name="P4">Il progetto è stato pensato come interfaccia per un altro programma che necessita di sapere il dato contenuto in ogni cella della griglia. <text:span text:style-name="T12">Si potrebbe quindi creare un programma che gioca per esempio a sudoku e che sfida l’umano.</text:span></text:p>
      <text:p text:style-name="P4"/>
      <text:p text:style-name="P9">Come è stato affrontato il problema?</text:p>
      <text:p text:style-name="P5">Il programma si divide in più parti, delle quali le principali sono: <text:span text:style-name="T4">individuare la griglia</text:span>, <text:span text:style-name="T4">“raddrizzare”</text:span><text:span text:style-name="T6"> quest’ultima</text:span>, <text:span text:style-name="T4">individuare righe e colonne</text:span>, <text:span text:style-name="T4">estrarre le celle</text:span>, <text:span text:style-name="T4">estrarre il dato</text:span><text:span text:style-name="T3"> </text:span>contenuto nelle singole celle.</text:p>
      <text:p text:style-name="P6">Il codice dell’applicazione si divide in due grandi parti, due metodi che risolvono il problema, che poi confluiscono andando a intrecciare i dati ottenuti per avere maggiori probabilità di successo di risoluzione del problema. L’estrazione dei dati avviene come fase finale, dopo aver ottenuto le singole celle della griglia.</text:p>
      <text:p text:style-name="P12">Metodo 1</text:p>
      <text:p text:style-name="P13">Prevede <text:span text:style-name="T13">le seguenti fasi:</text:span></text:p>
      <text:list xml:id="list633627527044789147" text:style-name="L1">
        <text:list-item>
          <text:p text:style-name="P38"><text:span text:style-name="T10">I</text:span><text:span text:style-name="T9">ndividuazione della griglia attraverso un algoritmo che trova l’oggetto maggiore presente nell’immagine; si assume che l’immagine contenga la griglia come oggetto principale.</text:span></text:p>
        </text:list-item>
        <text:list-item>
          <text:p text:style-name="P40"><text:span text:style-name="T9">I</text:span><text:span text:style-name="T8">solamento di quest’ultima con approssimat</text:span><text:span text:style-name="T10">o</text:span><text:span text:style-name="T8"> raddrizzamento del verso (per esempio se questa fosse obliqua viene posizionata correttamente).</text:span></text:p>
        </text:list-item>
        <text:list-item>
          <text:p text:style-name="P41">Individuazione di tutte le linee presenti</text:p>
        </text:list-item>
        <text:list-item>
          <text:p text:style-name="P41">Scelta delle linee corrette e unione delle rette che descrivono la stessa linea</text:p>
        </text:list-item>
        <text:list-item>
          <text:p text:style-name="P44"><text:span text:style-name="T11">I</text:span><text:span text:style-name="T8">ntersezione delle rette</text:span></text:p>
          <text:p text:style-name="P46">Metodo 2</text:p>
          <text:p text:style-name="P47">Prevede le seguenti fasi</text:p>
        </text:list-item>
        <text:list-item>
          <text:p text:style-name="P39">Individuazione della griglia e isolamento di quest’ultima dal resto della foto</text:p>
        </text:list-item>
        <text:list-item>
          <text:p text:style-name="P42">Raddrizzamento approssimato del verso (come accade per il metodo 1)</text:p>
        </text:list-item>
        <text:list-item>
          <text:p text:style-name="P42">Elaborazione dell’immagine in modo da eliminare il più possibile oggetti verticali o orizzontali non aventi le caratteristiche di una linea</text:p>
        </text:list-item>
        <text:list-item>
          <text:p text:style-name="P43">Individuazione delle linee</text:p>
        </text:list-item>
        <text:list-item>
          <text:p text:style-name="P43">Eliminazione di quelle linee che non rispettano la distanza tra colonne</text:p>
        </text:list-item>
        <text:list-item>
          <text:p text:style-name="P45">Intersezione delle rette</text:p>
        </text:list-item>
      </text:list>
      <text:p text:style-name="P16"/>
      <text:p text:style-name="P19">Una volta trovate le intersezioni delle rette in entrambi gli algoritmi, bisogna combinare i dati in modo da sopperire alle debolezze degli algoritmi, assicurandosi un’accuratezza maggiore del programma. *</text:p>
      <text:p text:style-name="P18">Trovate quindi le celle derivanti dai punti, si deve isolare e “raddrizzare” ogni singola cella in modo da facilitare la rilevazione del dato contenuto. *</text:p>
      <text:p text:style-name="P18"><text:soft-page-break/>Ecco che il dato può essere essenzialmente di due tipi: una pedina, si assume per semplicità che sia tonda, o un numero o una lettera. Si dovrà inizialmente definire il tipo di dato del gioco oppure creare un algoritmo che tenti da solo di capire ciò. *</text:p>
      <text:p text:style-name="P48"/>
      <text:p text:style-name="P51">Problemi riscontrati</text:p>
      <text:p text:style-name="P17"><text:span text:style-name="T7">I problemi che ho incontrato sono numerosi dato che non è facile entrare nel mondo della computer vision con poca o nulla esperienza sulla visione e più in generale su immagini e video. Alcuni dei problemi riscontrati sono sicuro che potevano essere risolti brillantemente da chi avesse avuto maggior esperienza sull’argomento ma anche so OpenCv… per esempio, un problema insulso quale quello di riempire un contorno, che la libreria permette di risolvere ponendo </text:span><text:span text:style-name="T5">thickness=CV_FILLED</text:span><text:span text:style-name="T7"> non sono riuscito a risolverlo, sicuramente perché mi sfugge qualcosa su come lavora quella funzione.</text:span></text:p>
      <text:p text:style-name="P50">Parlando dell’algoritmo i principali problemi riscontrati sono i seguenti:</text:p>
      <text:list xml:id="list6869429203003216145" text:style-name="L2">
        <text:list-item>
          <text:p text:style-name="P32">un buon threshold che non cancellasse parte dei dati importanti</text:p>
        </text:list-item>
        <text:list-item>
          <text:p text:style-name="P22"><text:span text:style-name="T7">una corretta individuazione delle linee presenti nell’immagine attraverso la funzione </text:span><text:span text:style-name="T5">HoughLines</text:span></text:p>
        </text:list-item>
        <text:list-item>
          <text:p text:style-name="P33">individuazione delle rette che non centrano e di quelle che descrivono la stessa linea della griglia</text:p>
        </text:list-item>
        <text:list-item>
          <text:p text:style-name="P33">la scelta della retta che descrive meglio una linea tra tutte quelle che la descrivono (vedi quando la linea è deformata/storta)</text:p>
        </text:list-item>
        <text:list-item>
          <text:p text:style-name="P34">l’eliminazione, attraverso una trasformazione morfologica, degli oggetti che non sono linee orizzontali o verticali</text:p>
        </text:list-item>
        <text:list-item>
          <text:p text:style-name="P34">la rilevazione tra quelle “piccole” linee rimaste dalla trasformazione morphologica di quali non fanno parte della struttura della griglia</text:p>
        </text:list-item>
        <text:list-item>
          <text:p text:style-name="P34">dato che non sono riuscito a riempire i contorni individuati per le rette, visto anche il fatto che alcune erano storte e non riuscivo a trovare un punto interno al contorno (avevo pensato al punto centrale del rettangolo che approssima il contorno ma essendo i contorni molto stretti capitava che fosse fuori dal contorno), mi è toccato intersecare i contorni che descrivono le linee generando spesso 4 punti. Poi ho dovuto unire questi 4 punti e trovare quello medio (si noti che esisteva una lista contenente tutti i punti disordinati)</text:p>
        </text:list-item>
        <text:list-item>
          <text:p text:style-name="P35">presumo poi ci saranno ulteriori problemi nell’intrecciare i dati e trovare le celle e nel rilevare i numeri *</text:p>
        </text:list-item>
      </text:list>
      <text:p text:style-name="P49"/>
      <text:p text:style-name="P8">Requisiti per un corretto funzionamento</text:p>
      <text:list xml:id="list2692832284037857443" text:style-name="L3">
        <text:list-item>
          <text:p text:style-name="P23">OS: Windows, Linux, MacOs, …</text:p>
        </text:list-item>
        <text:list-item>
          <text:p text:style-name="P23">OpenCv 2.4.x (testato con la versione 2.4.13)</text:p>
        </text:list-item>
        <text:list-item>
          <text:p text:style-name="P23">Python<text:span text:style-name="T17">2.x</text:span></text:p>
        </text:list-item>
        <text:list-item>
          <text:p text:style-name="P24">webcam <text:span text:style-name="T16">(opzionale)</text:span></text:p>
        </text:list-item>
      </text:list>
      <text:p text:style-name="P4"/>
      <text:p text:style-name="P21">Funzioni di OpenCv utilizzate</text:p>
      <text:list xml:id="list4833328461821994969" text:style-name="L4">
        <text:list-item>
          <text:p text:style-name="P25">floodFill()</text:p>
        </text:list-item>
        <text:list-item>
          <text:p text:style-name="P25">GaussianBlur(), adaptiveThreshold()</text:p>
        </text:list-item>
        <text:list-item>
          <text:p text:style-name="P25">findContours(), contourArea(), drawContours(), minAreaRect(), moments(), cv.BoxPoints()</text:p>
        </text:list-item>
        <text:list-item>
          <text:p text:style-name="P25">HoughLines()</text:p>
        </text:list-item>
        <text:list-item>
          <text:p text:style-name="P26">bitwise_and()</text:p>
        </text:list-item>
        <text:list-item>
          <text:p text:style-name="P36"><text:span text:style-name="T14">getStructuringElement(), morphologyEx(), </text:span><text:span text:style-name="T15">dilate(), erode()</text:span></text:p>
        </text:list-item>
        <text:list-item>
          <text:p text:style-name="P37"><text:span text:style-name="T15">c</text:span><text:span text:style-name="T14">ircle(), line()</text:span></text:p>
        </text:list-item>
        <text:list-item>
          <text:p text:style-name="P27">getPerspectiveTransform(), warpPerspective()</text:p>
        </text:list-item>
        <text:list-item>
          <text:p text:style-name="P27">imread(), imwrite(), imshow()</text:p>
        </text:list-item>
        <text:list-item>
          <text:p text:style-name="P27"><text:soft-page-break/>waitKey()</text:p>
        </text:list-item>
        <text:list-item>
          <text:p text:style-name="P27">destroyAllWindows()</text:p>
        </text:list-item>
      </text:list>
      <text:p text:style-name="P28"/>
      <text:p text:style-name="P10">Esempi</text:p>
      <text:p text:style-name="P7">Nella cartella risultati si possono vedere alcune immagini che mostrano i progressi fatti.</text:p>
      <text:p text:style-name="P7"/>
      <text:p text:style-name="P11">Interfaccia</text:p>
      <text:p text:style-name="P7">Si può comunque avviare il programma digitando da linea di comando:</text:p>
      <text:p text:style-name="P7"><text:tab/>python sudoku.py</text:p>
      <text:p text:style-name="P30">che esegue l’immagine di default <text:span text:style-name="T3">sudoku.jpg </text:span>presente nella cartella <text:span text:style-name="T3">images</text:span>.</text:p>
      <text:p text:style-name="P30"/>
      <text:p text:style-name="P30"><text:tab/>python sudoku.py img<text:tab/>esegue il programma elaborando l’immagine passata<text:tab/><text:tab/>python sudoku.py -a <text:tab/><text:tab/>mostra tutti i risultati (immagini)</text:p>
      <text:p text:style-name="P30"><text:tab/>python sudoku.py -m1<text:tab/>esegue solo il metodo 1</text:p>
      <text:p text:style-name="P30"/>
      <text:p text:style-name="P31">Durante l’esecuzione del programma con il tasto S si salvano i risultati ottenuti nella cartella esempi, mentre con ESC si esce dal program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093f" officeooo:paragraph-rsid="001c093f"/>
    </style:style>
    <style:style style:name="MP2" style:family="paragraph" style:parent-style-name="Footer">
      <style:text-properties fo:font-size="8pt" style:font-size-asian="8pt" style:font-size-complex="8pt"/>
    </style:style>
    <style:style style:name="MT1" style:family="text">
      <style:text-properties officeooo:rsid="001815d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avide Lusuardi<text:tab/>5BIN<text:tab/>2016-2017</text:p>
      </style:header>
      <style:footer>
        <text:p text:style-name="MP2">* <text:span text:style-name="MT1">le parti contrassegnate non sono ancora state implementate, quindi ci si può riferire ad esse esclusivamente in modo teorico e deduttivo</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16:28:05.730806019</meta:creation-date>
    <dc:date>2016-11-23T09:11:05.812000000</dc:date>
    <meta:editing-duration>PT2H27M56S</meta:editing-duration>
    <meta:editing-cycles>18</meta:editing-cycles>
    <meta:generator>LibreOffice/5.2.1.2$Windows_x86 LibreOffice_project/31dd62db80d4e60af04904455ec9c9219178d620</meta:generator>
    <meta:document-statistic meta:table-count="0" meta:image-count="0" meta:object-count="0" meta:page-count="3" meta:paragraph-count="66" meta:word-count="915" meta:character-count="5995" meta:non-whitespace-character-count="5176"/>
  </office:meta>
</office:document-meta>
</file>